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80ee" officeooo:paragraph-rsid="001b80ee"/>
    </style:style>
    <style:style style:name="P2" style:family="paragraph" style:parent-style-name="Standard">
      <style:paragraph-properties fo:text-align="center" style:justify-single-word="false"/>
      <style:text-properties officeooo:rsid="001b80ee" officeooo:paragraph-rsid="001b80ee"/>
    </style:style>
    <style:style style:name="T1" style:family="text">
      <style:text-properties officeooo:rsid="001d3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 de convocatoria para ASTROPÁRAMO virtual:</text:p>
      <text:p text:style-name="P1"/>
      <text:p text:style-name="P1"/>
      <text:p text:style-name="P2">¿Sabías que puedes conocer, experimentar e indagar el universo desde casa?</text:p>
      <text:p text:style-name="P1"/>
      <text:p text:style-name="P2">¡El Grupo Halley de Astronomía y Ciencias Aeroespaciales de la Universidad Industrial de Santander lo hace posible! </text:p>
      <text:p text:style-name="P2"/>
      <text:p text:style-name="P2">Únete a nuestra red de semilleros AstroPáramo</text:p>
      <text:p text:style-name="P2"/>
      <text:p text:style-name="P2">AstroPáramo, es un semillero que estudia la habitabilidad de planetas y exoplanetas enfocado en el estudio del Cambio Climático. Nuestro objetivo actual son los municipios de Suratá, Vetas y Berlín.</text:p>
      <text:p text:style-name="P2"/>
      <text:p text:style-name="P2">Queremos abrir las posibilidades, y que #QuédateEnCasa también sea sinónimo de mucha diversión y aprendizaje.</text:p>
      <text:p text:style-name="P2"/>
      <text:p text:style-name="P2">Comparte Experiencias – Divulga resultados – Analiza y comprueba – P<text:span text:style-name="T1">lantea</text:span> hipótesis y nuevos experimentos. ¡Juega con nosotros!</text:p>
      <text:p text:style-name="P2"/>
      <text:p text:style-name="P2"/>
      <text:p text:style-name="P2">¿Quieres hacer parte de una red de jóvenes científicos que estudian el Universo y nuestro planeta desde casa?</text:p>
      <text:p text:style-name="P2"/>
      <text:p text:style-name="P2">¡Contacta al docente encargado de tu institución educativa y únete a nosotros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9:36:18.833767699</meta:creation-date>
    <dc:date>2020-05-05T12:58:08.404833821</dc:date>
    <meta:editing-duration>PT2H58M36S</meta:editing-duration>
    <meta:editing-cycles>1</meta:editing-cycles>
    <meta:document-statistic meta:table-count="0" meta:image-count="0" meta:object-count="0" meta:page-count="1" meta:paragraph-count="9" meta:word-count="131" meta:character-count="904" meta:non-whitespace-character-count="778"/>
    <meta:generator>LibreOffice/6.0.7.3$Linux_X86_64 LibreOffice_project/00m0$Build-3</meta:generator>
  </office:meta>
</office:document-meta>
</file>